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c778d" officeooo:paragraph-rsid="0020961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346e" officeooo:paragraph-rsid="001f346e" style:font-weight-asian="normal" style:font-weight-complex="normal"/>
    </style:style>
    <style:style style:name="P3" style:family="paragraph" style:parent-style-name="Text_20_body">
      <style:text-properties officeooo:rsid="0020961b" officeooo:paragraph-rsid="0020961b"/>
    </style:style>
    <style:style style:name="P4" style:family="paragraph" style:parent-style-name="Heading_20_2">
      <style:text-properties officeooo:rsid="0020961b" officeooo:paragraph-rsid="0020961b"/>
    </style:style>
    <style:style style:name="P5" style:family="paragraph" style:parent-style-name="Text_20_body">
      <style:text-properties officeooo:rsid="002641c5" officeooo:paragraph-rsid="002641c5"/>
    </style:style>
    <style:style style:name="P6" style:family="paragraph" style:parent-style-name="Text_20_body" style:list-style-name="L1">
      <style:text-properties fo:font-weight="bold" officeooo:rsid="0020961b" officeooo:paragraph-rsid="0020961b" style:font-weight-asian="bold" style:font-weight-complex="bold"/>
    </style:style>
    <style:style style:name="P7" style:family="paragraph" style:parent-style-name="Text_20_body" style:list-style-name="L1">
      <style:text-properties fo:font-weight="normal" officeooo:rsid="002641c5" officeooo:paragraph-rsid="002641c5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27ae4c" officeooo:paragraph-rsid="0027ae4c" style:font-weight-asian="normal" style:font-weight-complex="normal"/>
    </style:style>
    <style:style style:name="P9" style:family="paragraph" style:parent-style-name="Text_20_body" style:list-style-name="L1">
      <style:text-properties fo:font-weight="bold" officeooo:rsid="0024cd90" officeooo:paragraph-rsid="0024cd90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27ae4c" officeooo:paragraph-rsid="0027ae4c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2641c5" officeooo:paragraph-rsid="002641c5" style:font-weight-asian="bold" style:font-weight-complex="bold"/>
    </style:style>
    <style:style style:name="T1" style:family="text">
      <style:text-properties officeooo:rsid="0021ca53"/>
    </style:style>
    <style:style style:name="T2" style:family="text">
      <style:text-properties officeooo:rsid="0022d8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41c5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241ca0" style:font-weight-asian="normal" style:font-weight-complex="normal"/>
    </style:style>
    <style:style style:name="T7" style:family="text">
      <style:text-properties fo:font-weight="normal" officeooo:rsid="0027ae4c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ksander Muszyński, Nicola Secci, Efran Fernandez</text:p>
      <text:h text:style-name="Heading_20_1" text:outline-level="1">Gun Beat Game</text:h>
      <text:p text:style-name="P2">This will be a simple rhythm game, in which you shoot moving buttons to the rhythm of the music.</text:p>
      <text:h text:style-name="Heading_20_2" text:outline-level="2">Gameplay</text:h>
      <text:p text:style-name="P3">The phone will be held horizontally. On the left side, there will be a “gun” button, which the player will press in order to fire the gun. On the right side, destructible buttons will move vertically. If the player fires the gun when a destructible button is in front of the barrel, the destructible button will be destroyed. Missing too many buttons in a row <text:span text:style-name="T1">or missing too many shots </text:span>will end the level in a failure. If the entire level is beaten without a failure, the level will be <text:span text:style-name="T2">beaten</text:span>, and the player will receive a rating based on their accuracy.</text:p>
      <text:h text:style-name="P4" text:outline-level="2" text:is-list-header="true">Screens</text:h>
      <text:p text:style-name="P5">The game will feature the following screens. Under each screen is a list of other screens that can be accessed from it.</text:p>
      <text:list text:style-name="L1">
        <text:list-item>
          <text:p text:style-name="P6">A title screen<text:span text:style-name="T3">, </text:span><text:span text:style-name="T4">which is shown on start-up, and displays the title of the game.</text:span></text:p>
          <text:list>
            <text:list-item>
              <text:p text:style-name="P7">Leads to the <text:span text:style-name="T5">level select screen</text:span> and <text:span text:style-name="T5">credits page.</text:span></text:p>
            </text:list-item>
          </text:list>
        </text:list-item>
        <text:list-item>
          <text:p text:style-name="P6">A credits page,<text:span text:style-name="T3"> which lists the creators of the game</text:span><text:span text:style-name="T6">.</text:span></text:p>
          <text:list>
            <text:list-item>
              <text:p text:style-name="P7">Leads back to the <text:span text:style-name="T5">title screen</text:span></text:p>
            </text:list-item>
          </text:list>
        </text:list-item>
        <text:list-item>
          <text:p text:style-name="P6">A level select screen,<text:span text:style-name="T3"> which </text:span><text:span text:style-name="T6">displays all of the levels and their ratings.</text:span></text:p>
          <text:list>
            <text:list-item>
              <text:p text:style-name="P8">Each level has a button that takes the player to its <text:span text:style-name="T5">gameplay screen</text:span></text:p>
            </text:list-item>
          </text:list>
        </text:list-item>
        <text:list-item>
          <text:p text:style-name="P9">A gameplay screen,<text:span text:style-name="T3"> which is where the actual gameplay happens. </text:span><text:span text:style-name="T7">This screen will spawn breakable blocks in different patterns and play a different song depending on which level is being played. Losing will pause the music, and re-start the level.</text:span></text:p>
          <text:list>
            <text:list-item>
              <text:p text:style-name="P8">This screen features a button letting the player pause the game and open a <text:span text:style-name="T5">pause menu.</text:span> Winning takes the player to the <text:span text:style-name="T5">victory screen.</text:span></text:p>
            </text:list-item>
          </text:list>
        </text:list-item>
        <text:list-item>
          <text:p text:style-name="P10">A pause menu,<text:span text:style-name="T3"> which lets the player manually resume the game.</text:span></text:p>
          <text:list>
            <text:list-item>
              <text:p text:style-name="P8">Leads back to the <text:span text:style-name="T5">gameplay screen</text:span> or the <text:span text:style-name="T5">level select screen.</text:span></text:p>
            </text:list-item>
          </text:list>
        </text:list-item>
        <text:list-item>
          <text:p text:style-name="P11">A victory screen,<text:span text:style-name="T3"> displayed every time the player beats a level, showing their rating and allowing to re-play the level or to return to the level select screen.</text:span></text:p>
          <text:list>
            <text:list-item>
              <text:p text:style-name="P8">Leads back to the <text:span text:style-name="T5">gameplay screen</text:span> (on restart) or the <text:span text:style-name="T5">level select screen</text:span> (on exit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weight="normal" officeooo:rsid="001f346e" style:font-weight-asian="normal" style:font-weight-complex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7:32:58.451810000</meta:creation-date>
    <meta:generator>LibreOffice/25.2.5.2$Windows_X86_64 LibreOffice_project/03d19516eb2e1dd5d4ccd751a0d6f35f35e08022</meta:generator>
    <dc:date>2025-10-14T17:51:07.949079900</dc:date>
    <meta:editing-duration>PT18M8S</meta:editing-duration>
    <meta:editing-cycles>10</meta:editing-cycles>
    <meta:document-statistic meta:table-count="0" meta:image-count="0" meta:object-count="0" meta:page-count="1" meta:paragraph-count="19" meta:word-count="361" meta:character-count="1960" meta:non-whitespace-character-count="1630"/>
  </office:meta>
</office:document-meta>
</file>